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92c" officeooo:paragraph-rsid="000e392c"/>
    </style:style>
    <style:style style:name="P2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8" style:family="paragraph" style:parent-style-name="Standard">
      <style:text-properties fo:font-size="12pt" style:text-underline-style="none" fo:font-weight="normal" officeooo:rsid="000e392c" officeooo:paragraph-rsid="001739bb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10" style:family="paragraph" style:parent-style-name="Text_20_body">
      <style:text-properties fo:font-size="12pt" style:text-underline-style="none" fo:font-weight="normal" officeooo:rsid="000e392c" officeooo:paragraph-rsid="001b1c3b" style:font-weight-asian="normal" style:font-weight-complex="normal"/>
    </style:style>
    <style:style style:name="P11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2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13" style:family="paragraph" style:parent-style-name="Standard">
      <style:text-properties officeooo:paragraph-rsid="001739bb"/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1804fa" officeooo:paragraph-rsid="001804fa"/>
    </style:style>
    <style:style style:name="P16" style:family="paragraph" style:parent-style-name="Text_20_body">
      <style:text-properties officeooo:rsid="001804fa" officeooo:paragraph-rsid="001804fa"/>
    </style:style>
    <style:style style:name="P17" style:family="paragraph" style:parent-style-name="Standard">
      <style:text-properties officeooo:rsid="00193064" officeooo:paragraph-rsid="00193064"/>
    </style:style>
    <style:style style:name="P18" style:family="paragraph" style:parent-style-name="Text_20_body">
      <style:text-properties officeooo:rsid="00193064" officeooo:paragraph-rsid="00193064"/>
    </style:style>
    <style:style style:name="P19" style:family="paragraph" style:parent-style-name="Text_20_body">
      <style:text-properties officeooo:rsid="001863b8" officeooo:paragraph-rsid="001863b8"/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Heading_20_4" style:list-style-name="">
      <style:paragraph-properties fo:break-before="page"/>
    </style:style>
    <style:style style:name="P22" style:family="paragraph" style:parent-style-name="Heading_20_4" style:list-style-name="">
      <style:paragraph-properties fo:line-height="150%"/>
    </style:style>
    <style:style style:name="P23" style:family="paragraph" style:parent-style-name="Heading_20_4">
      <style:text-properties officeooo:paragraph-rsid="0015dc46"/>
    </style:style>
    <style:style style:name="P24" style:family="paragraph" style:parent-style-name="Heading_20_4">
      <style:text-properties officeooo:rsid="000e392c" officeooo:paragraph-rsid="001b1c3b"/>
    </style:style>
    <style:style style:name="P25" style:family="paragraph" style:parent-style-name="Heading_20_4" style:list-style-name="">
      <style:text-properties officeooo:rsid="001804fa" officeooo:paragraph-rsid="001804fa"/>
    </style:style>
    <style:style style:name="P26" style:family="paragraph" style:parent-style-name="Heading_20_4">
      <style:paragraph-properties fo:break-before="page"/>
      <style:text-properties officeooo:rsid="001804fa" officeooo:paragraph-rsid="001804f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8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officeooo:rsid="0015ff9b"/>
    </style:style>
    <style:style style:name="T11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2" style:family="text">
      <style:text-properties fo:font-size="12pt" style:text-underline-style="none" fo:font-weight="normal" officeooo:rsid="000e392c" style:font-weight-asian="normal" style:font-weight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1930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4"><text:a xlink:type="simple" xlink:href="#__RefHeading___Toc308_1618346937" text:style-name="Index_20_Link" text:visited-style-name="Index_20_Link">LISTAR<text:tab/>2</text:a></text:p>
          <text:p text:style-name="P14"><text:a xlink:type="simple" xlink:href="#__RefHeading___Toc310_1618346937" text:style-name="Index_20_Link" text:visited-style-name="Index_20_Link">CREAR<text:tab/>2</text:a></text:p>
          <text:p text:style-name="P14"><text:a xlink:type="simple" xlink:href="#__RefHeading___Toc312_1618346937" text:style-name="Index_20_Link" text:visited-style-name="Index_20_Link">PERMISOS<text:tab/>2</text:a></text:p>
          <text:p text:style-name="P14"><text:a xlink:type="simple" xlink:href="#__RefHeading___Toc314_1618346937" text:style-name="Index_20_Link" text:visited-style-name="Index_20_Link">ALTER<text:tab/>3</text:a></text:p>
          <text:p text:style-name="P14"><text:a xlink:type="simple" xlink:href="#__RefHeading___Toc316_1618346937" text:style-name="Index_20_Link" text:visited-style-name="Index_20_Link">SEARCH_PATH<text:tab/>3</text:a></text:p>
          <text:p text:style-name="P14"><text:a xlink:type="simple" xlink:href="#__RefHeading___Toc318_16183469371" text:style-name="Index_20_Link" text:visited-style-name="Index_20_Link">DEMAS<text:tab/>3</text:a></text:p>
          <text:p text:style-name="P14"><text:a xlink:type="simple" xlink:href="#__RefHeading___Toc313_2963864680" text:style-name="Index_20_Link" text:visited-style-name="Index_20_Link">COPIAS DE SEGURIDAD<text:tab/>4</text:a></text:p>
        </text:index-body>
      </text:table-of-content>
      <text:h text:style-name="P22" text:outline-level="4"/>
      <text:h text:style-name="P21" text:outline-level="4"><text:bookmark-start text:name="__RefHeading___Toc308_1618346937"/>LISTAR<text:bookmark-end text:name="__RefHeading___Toc308_1618346937"/></text:h>
      <text:p text:style-name="P1">\du -&gt; ver los usuarios que existen</text:p>
      <text:p text:style-name="P1">\l -&gt; lista las bases existentes</text:p>
      <text:p text:style-name="P1">\dn -&gt; lista los esquemas que hay en una base</text:p>
      <text:p text:style-name="P1">\dn+ -&gt; lista los esquemas conb más información</text:p>
      <text:p text:style-name="P1">\d -&gt; lista las tablas de un esquema, con todo lo que tienen (en el esquema predeterminado)</text:p>
      <text:p text:style-name="P1">\d nombreEsquema.* -&gt; lista las tablas de tal esquema, con tolo lo que tienen</text:p>
      <text:p text:style-name="P15">\dt nombreEsquema → muestra las tablas que tiene ese esquema.</text:p>
      <text:p text:style-name="P1">\z nombreEsquema.* -&gt; describe los permisos que hay en las tablas de un esquema</text:p>
      <text:p text:style-name="P17">\dp es lo mismo que \z</text:p>
      <text:p text:style-name="P1"/>
      <text:p text:style-name="P1">select user; -&gt; para saber en que usuario estás</text:p>
      <text:p text:style-name="P1">\c nombreBase nombreUsuario -&gt; para conectarte a una base con un usuario determinado</text:p>
      <text:p text:style-name="P1"/>
      <text:p text:style-name="P1">select * from information_schema.table_privileges where grantee='nombreUsuario'; -&gt; ver los permisos <text:span text:style-name="T10">sobre las tablas </text:span>que el usuario en el que estás le dio a tal usuario</text:p>
      <text:p text:style-name="P1"/>
      <text:h text:style-name="P23" text:outline-level="4"><text:bookmark-start text:name="__RefHeading___Toc310_1618346937"/>CREAR<text:bookmark-end text:name="__RefHeading___Toc310_1618346937"/></text:h>
      <text:p text:style-name="P1">(necesitas ser administrador o tener los permisos)</text:p>
      <text:p text:style-name="P1">create user nombreUsuario with password 'contraseñaDelUsuario'; -&gt; crear usuario</text:p>
      <text:p text:style-name="P1">create role nombreRol; -&gt; crear rol</text:p>
      <text:p text:style-name="P1">create database nombreBase; -&gt; crear una base de datos</text:p>
      <text:p text:style-name="P1">create schema nombreEsquema; -&gt; crear un esquema <text:span text:style-name="T1">(en la base en la que estás)(propiedad del creador)</text:span></text:p>
      <text:p text:style-name="P1">create schema nombreEsquema authorizatio nombreUsuario; -&gt; <text:span text:style-name="T1">crear y darle la propiedad de tal usuario</text:span></text:p>
      <text:p text:style-name="P1">create table nombreTabla(parametros); -&gt; crear tabla</text:p>
      <text:p text:style-name="P1"/>
      <text:h text:style-name="Heading_20_4" text:outline-level="4"><text:bookmark-start text:name="__RefHeading___Toc312_1618346937"/>PERMISOS<text:bookmark-end text:name="__RefHeading___Toc312_1618346937"/></text:h>
      <text:p text:style-name="P2"><text:tab/><text:span text:style-name="T4">privilegios</text:span></text:p>
      <text:p text:style-name="P4">insert = a</text:p>
      <text:p text:style-name="P4">select = r</text:p>
      <text:p text:style-name="P4">update = w</text:p>
      <text:p text:style-name="P4">delete = d</text:p>
      <text:p text:style-name="P4">execute = x</text:p>
      <text:p text:style-name="P4">(crear Triggers) = t</text:p>
      <text:p text:style-name="P4">create</text:p>
      <text:p text:style-name="P11"/>
      <text:p text:style-name="P11">EJEMPLOS CON AÑADIR - PARA QUITAR USAR <text:span text:style-name="T6">revoke</text:span> x <text:span text:style-name="T7">grant</text:span> y <text:span text:style-name="T6">from</text:span> x <text:span text:style-name="T6">to</text:span></text:p>
      <text:p text:style-name="P3"><text:span text:style-name="T3"><text:tab/></text:span><text:span text:style-name="T4">bases de datos</text:span></text:p>
      <text:p text:style-name="P11">grant connect on database nombreBase to nombreUsuario; -&gt; para conectarse a una base</text:p>
      <text:p text:style-name="P11">revoke connect on database nombreBase from nombreUsuario; -&gt; para que no pueda conectarse</text:p>
      <text:p text:style-name="P2"><text:span text:style-name="T3"><text:tab/></text:span><text:span text:style-name="T4">esquemas</text:span></text:p>
      <text:p text:style-name="P11">grant usage on schema nombreEsquema to nombreUsuario; -&gt; para que puedan usar el esquemas</text:p>
      <text:p text:style-name="P11">grant create on schema nombreEsquema to nombreUsuario; -&gt; que pueda crear tablas en el esquema</text:p>
      <text:p text:style-name="P11">grant privilegio on nombreTabla to nombreUsuario; -&gt; añadirle un privilegio en una tabla</text:p>
      <text:p text:style-name="P2"><text:span text:style-name="T3">grant privilegio (nombreColumna) on nombreTabla to nombreUsuario; -&gt; </text:span><text:span text:style-name="T5">cambiar privilegios en una columna</text:span></text:p>
      <text:p text:style-name="P6"/>
      <text:p text:style-name="P12">si quitas los privilegios de un usuario sobre una tabla, si tenia permisos sobre una columna, se los quita tambien</text:p>
      <text:p text:style-name="P6"/>
      <text:h text:style-name="Heading_20_4" text:outline-level="4"><text:bookmark-start text:name="__RefHeading___Toc314_1618346937"/><text:soft-page-break/>ALTER<text:bookmark-end text:name="__RefHeading___Toc314_1618346937"/></text:h>
      <text:p text:style-name="P6">alter schema nombreEsquema owner to nombreUsuario;</text:p>
      <text:p text:style-name="P6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6">alter table nombreTabla add primary key (nombreColumna); -&gt; decir cual es el campo principal</text:p>
      <text:p text:style-name="P7">alter role nombreRole rename to nuevoNombre</text:p>
      <text:p text:style-name="P7"/>
      <text:h text:style-name="Heading_20_4" text:outline-level="4"><text:bookmark-start text:name="__RefHeading___Toc316_1618346937"/>SEARCH_PATH<text:bookmark-end text:name="__RefHeading___Toc316_1618346937"/></text:h>
      <text:p text:style-name="P8">- show search_path; -&gt; ver el esquema predeterminado que 'usa'</text:p>
      <text:p text:style-name="P13"><text:span text:style-name="T12">- alter user nombreUsuario in database nombreTabla set search_path to nombreEsquema; -&gt; cambiar el esquema predeterminado </text:span><text:span text:style-name="T8">REINICIAR LA TERMINAL PARA QUE SE APLIQUE </text:span><text:span text:style-name="T11">(puedes poner varios esquemas para que busque en varios, en este caso al crear algo iré al primero que has puesto)</text:span></text:p>
      <text:p text:style-name="P9"><text:s/></text:p>
      <text:h text:style-name="P24" text:outline-level="4"><text:bookmark-start text:name="__RefHeading___Toc318_16183469371"/>DEMAS<text:bookmark-end text:name="__RefHeading___Toc318_16183469371"/></text:h>
      <text:p text:style-name="P10">insert into nombreTabla (nombreColumna) values (...); añadir una fila nueva con solo el campo de la columna <text:span text:style-name="T9"><text:s/>SI LA TABLA TIENE UNA CLAVE PRIMARIA Y NO ES LA COLUMNA QUE ESTÁS AÑADIENDO TE DARÁ ERROR</text:span></text:p>
      <text:h text:style-name="P25" text:outline-level="4"/>
      <text:h text:style-name="P26" text:outline-level="4"><text:bookmark-start text:name="__RefHeading___Toc313_2963864680"/>COPIAS DE SEGURIDAD<text:bookmark-end text:name="__RefHeading___Toc313_2963864680"/></text:h>
      <text:p text:style-name="P16">Casi todo desde la propia terminal de linux</text:p>
      <text:p text:style-name="P16">pg_dump -U postgres -Fp nombreBase &gt; nombreCopia.dump → crear unna copia de seguridad con un fichero plano. Para lanzar esta copia tenemos que crear una base de datos y lanzar el \i</text:p>
      <text:p text:style-name="P16">-U → es usuario, -Fp → fichero plano</text:p>
      <text:p text:style-name="P16">dropdb -U postgres nombreBase; → borrar la base de datos</text:p>
      <text:p text:style-name="P19">pg_dump -U postgres -Fp -t esquema.nombreTabla nombreBase &gt; nombreCopia.dump → hacer una copia de seguridad de una tabla. -t → tabla</text:p>
      <text:p text:style-name="P19">-T → para que ponga todas excepto esa</text:p>
      <text:p text:style-name="P19">pg_dump -U postgres -Fp --inserts -t … → para que ponga inserts (en las otras copias tambien las hace pero de diferente manera) </text:p>
      <text:p text:style-name="P19">--column-inserts → para que ponga los inserts de columnas</text:p>
      <text:p text:style-name="P19">pg_dump -U postgres -n ‘nombreEsquema’ –inserts -Fp … → para exportar esquemas</text:p>
      <text:p text:style-name="P19">-N → para excluir ese esquema</text:p>
      <text:p text:style-name="P19">pg_dump -U postgres -Fc nombreBase &gt; nombreCopia.dump → <text:span text:style-name="T13">para crear una copia comprimida (-Fc)</text:span></text:p>
      <text:p text:style-name="P19">pg_restore -U postgres -C -d nombreBaseQueEsteCreada nombreCopiaComprimida.dump → crea la base y recupera su contenido<text:span text:style-name="T14">ç</text:span></text:p>
      <text:p text:style-name="P19">-<text:span text:style-name="T14">C es para que cree la base</text:span></text:p>
      <text:p text:style-name="P18">Con la copia comprimida tambien puedes crear una base con un nombre distinto a la de la copia:</text:p>
      <text:p text:style-name="P18"><text:tab/>1º: createdb -U postgres -T template0 nombreBaseACrear → para crear la base de datos</text:p>
      <text:p text:style-name="P18"><text:tab/>2º: pg_restore -U postgres -d baseCreada copiaComprimida.dump</text:p>
      <text:p text:style-name="P18">pg_restore -l copiaComprimida &gt; nombreFichero.txt → hace un listado legible de la copia comprimida, gracias a esto podemos borrar cosas para que solo lancemos tablas que se borraron o datos de las tablas etc.</text:p>
      <text:p text:style-name="P18"/>
      <text:p text:style-name="P18">pg_restore -U usuarioAdmin -d nombreBaseCreada -L nombreFichero.txt copiaComprimida.dump</text:p>
      <text:p text:style-name="P18">(Para recuperar parte de la información)</text:p>
      <text:p text:style-name="P18">pg_restore -U usuarioAdmin -C -d nombreBaseCreada -L nombreFichero.txt copiaComprimida.dump → crear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22T14:13:53.385596087</dc:date>
    <meta:editing-duration>PT2H14M4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81" meta:word-count="790" meta:character-count="4845" meta:non-whitespace-character-count="4129"/>
  </office:meta>
</office:document-meta>
</file>